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75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1" style:apply-style-name="Good" style:base-cell-address="name_input.B3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name_input.B3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9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-7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ctivities auxiliary to financial intermediation (67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ctivities of membership organisation n.e.c. (91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ir transport (62)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luminium production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nimal products n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sting of metals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ttle far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hemicals nec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llection, purification and distribution of water (41)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osting of food waste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osting of paper and wood, incl. land application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uter and related activities (72)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struction (45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pper production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cereal grains ne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crops ne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oil see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paddy ri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ultivation of whe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istribution and trade of electricity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ducation (80)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-territorial organizations and bodies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ealth and social work (85)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otels and restaurants (55)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F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Metals and Inert material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Oil/Hazardous waste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Pape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Plastic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Textile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cineration of waste: W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land water transport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F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Inert/metal/hazardou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Pape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Plastic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Textiles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ndfill of waste: W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ead, zinc and tin production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everag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ement, lime and plast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eramic goods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coke oven product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electrical machinery and apparatus n.e.c. (31)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ish product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furniture; manufacturing n.e.c. (36)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gas; distribution of gaseous fuels through mains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glass and glass produc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achinery and equipment n.e.c. (29)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motor vehicles, trailers and semi-trailers (34)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ffice machinery and computers (30)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ther non-metallic mineral products n.e.c.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other transport equipment (35)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rubber and plastic products (25)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textiles (17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tobacco products (16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wearing apparel; dressing and dyeing of fur (18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eat animals ne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aluminium ores and concentrat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oal and lignite; extraction of peat (10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copper ores and concentrat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iron or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lead, zinc and tin ores and concentrate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nickel ores and concentrat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other non-ferrous metal ores and concentrat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precious metal ores and concentrate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ining of uranium and thorium ores (1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N-fertilis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business activities (74)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land transpor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non-ferrous metal production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ther service activities (93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- and other fertiliser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aper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etroleum Refinery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igs far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lastics, basic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st and telecommunications (64)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ultry farm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ecious metals production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ivate households with employed persons (95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ed ric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dairy product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Food products nec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cattl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pig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meat poultr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of nuclear fue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cessing vegetable oils and fat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biomass and waste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coa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gas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Geotherma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hydro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nuclear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petroleum and other oil derivatives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solar photovoltaic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solar therma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tide, wave, ocean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by wind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electricity nec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duction of meat products nec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blishing, printing and reproduction of recorded media (22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ulp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Quarrying of sand and clay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Quarrying of ston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aw mil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ash into clinker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aluminium into new aluminium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copper into new copper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glass into new glas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lead into new lead, zinc and tin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aper into new pulp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lastic into new plastic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steel into new steel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-processing of secondary wood material into new wood material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al estate activities (70)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reational, cultural and sporting activities (92)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ycling of bottles by direct reus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ycling of waste and scrap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search and development (73)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tail sale of automotive fuel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ea and coastal water transport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team and hot water supply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gar refining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mission of electricity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port via pipelines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port via railways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aste water treatment, food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aste water treatment, othe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ool, silk-worm coco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</table:table>
      <table:table table:name="name_input" table:style-name="ta1">
        <table:table-column table:style-name="co5" table:default-cell-style-name="Default"/>
        <table:table-column table:style-name="co5" table:default-cell-style-name="ce5"/>
        <table:table-row table:style-name="ro3"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ultivation in general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imal farmi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ilk, Animal products nec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nure treatment, storage and land applicati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restry, logging and related service activities (02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ining of coal and lignite; extraction of peat (10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xtraction of crude petroleum, gas and other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ining of uranium and thorium ores (12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ining of iron ores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ining of copper ores and concentrates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ining of nickel ores and concentrates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ining of aluminium ores and concentrate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ning of precious metal ores and concentrate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ining of lead, zinc and tin ores and concentrates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ining of other non-ferrous metal ores and concentrat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Quarryi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ocessing of meat product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cessing of food products nec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anufacture of tobacco products (16)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anufacture of textile and wearing apparel (17,18)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per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ublishing, printing and reproduction of recorded media (22)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anufacture of coke oven product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etroleum Refinery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rocessing of nuclear fuel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lastics, basic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rtiliser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emicals nec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anufacture of rubber and plastic products (25)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anufacture of glass and glass product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anufacture of ceramic good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anufacture of construction products and cement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anufacture of other non-metallic mineral products n.e.c.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Manufacture of basic iron and steel and of ferro-alloys and first products thereof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recious metals production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luminium production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Lead, zinc and tin production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opper production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Other non-ferrous metal production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asting of metals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anufacture of fabricated metal products, except machinery and equipment (28)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anufacture of machinery and equipment n.e.c. (29)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anufacture of office machinery and computers (30)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Manufacture of electrical machinery and apparatus n.e.c. (31)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Manufacture of medical, precision and optical instruments, watches and clocks (33)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anufacture of transport equipment (34,35)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anufacture of furniture; manufacturing n.e.c. (36)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Recycling of waste and scrap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Production of electricity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Transmission and distribution of electricity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Manufacture of gas; distribution of gaseous fuels through mains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Collection, purification and distribution of water (41)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Construction (45)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etail sale of automotive fuel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Wholesale trade and commission trade, except of motor vehicles and motorcycles (51)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Hotels and restaurants (55)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Transport via railways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Other land transport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Transport via pipelines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ea and coastal water transport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Inland water transport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ir transport (62)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upporting and auxiliary transport activities; activities of travel agencies (63)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Post and telecommunications (64)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inancial intermediation, insurance and pension funding (65)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Other business activities (74)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ublic administration and defence; compulsory social security, Education and Health (75,80,85)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Waste disposal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Other (91,92,93,95)</text:p>
          </table:table-cell>
        </table:table-row>
        <calcext:conditional-formats>
          <calcext:conditional-format calcext:target-range-address="name_input.B3:name_input.B75">
            <calcext:condition calcext:apply-style-name="Good" calcext:value="=1" calcext:base-cell-address="name_input.B3"/>
          </calcext:conditional-format>
        </calcext:conditional-formats>
      </table:table>
      <table:named-expressions/>
      <table:database-ranges>
        <table:database-range table:name="__Anonymous_Sheet_DB__0" table:target-range-address="aggreg_input.A1:aggreg_input.B1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7:07:08.173896636</meta:creation-date>
    <dc:date>2022-05-12T16:51:45.345933794</dc:date>
    <meta:editing-duration>PT57M47S</meta:editing-duration>
    <meta:editing-cycles>16</meta:editing-cycles>
    <meta:generator>LibreOffice/7.5.1.2$Linux_X86_64 LibreOffice_project/50$Build-2</meta:generator>
    <meta:document-statistic meta:table-count="2" meta:cell-count="642" meta:object-count="0"/>
  </office:meta>
</office:document-meta>
</file>